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68cm" table:align="right"/>
    </style:style>
    <style:style style:name="Table1.A" style:family="table-column">
      <style:table-column-properties style:column-width="5.865cm"/>
    </style:style>
    <style:style style:name="Table1.B" style:family="table-column">
      <style:table-column-properties style:column-width="4.219cm"/>
    </style:style>
    <style:style style:name="Table1.C" style:family="table-column">
      <style:table-column-properties style:column-width="3.17cm"/>
    </style:style>
    <style:style style:name="Table1.D" style:family="table-column">
      <style:table-column-properties style:column-width="2.371cm"/>
    </style:style>
    <style:style style:name="Table1.E" style:family="table-column">
      <style:table-column-properties style:column-width="1.944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64766192" text:id="ct64766192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xml:id="ct64766320" text:id="ct64766320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xml:id="ct64766528" text:id="ct6476652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64766736" text:id="ct64766736">
          <text:insertion>
            <office:change-info>
              <dc:creator>Christian Jauvin</dc:creator>
              <dc:date>2013-04-02T13:30:00</dc:date>
            </office:change-info>
          </text:insertion>
        </text:changed-region>
        <text:changed-region xml:id="ct60830704" text:id="ct6083070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564361728" text:id="ct564361728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xml:id="ct564442880" text:id="ct564442880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564359616" text:id="ct56435961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564335344" text:id="ct56433534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564446912" text:id="ct56444691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564441632" text:id="ct56444163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4441488" text:id="ct5644414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4446048" text:id="ct564446048">
          <text:insertion>
            <office:change-info>
              <dc:creator>Christian Jauvin</dc:creator>
              <dc:date>2013-03-06T15:53:00</dc:date>
            </office:change-info>
          </text:insertion>
        </text:changed-region>
        <text:changed-region xml:id="ct564446240" text:id="ct564446240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xml:id="ct564443488" text:id="ct564443488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xml:id="ct564443696" text:id="ct564443696">
          <text:insertion>
            <office:change-info>
              <dc:creator>Christian Jauvin</dc:creator>
              <dc:date>2013-03-06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es ventes </text:h>
      <text:p text:style-name="Standard">Période : <text:change-start text:change-id="ct64766192"/>start_date<text:change-end text:change-id="ct64766192"/> au <text:change-start text:change-id="ct64766320"/>end_date<text:change-end text:change-id="ct64766320"/></text:p>
      <text:p text:style-name="Standard">Représentant : <text:change-start text:change-id="ct64766528"/>representant_nom<text:change-end text:change-id="ct64766528"/></text:p>
      <text:p text:style-name="Standard">Type de client : <text:change-start text:change-id="ct64766736"/>type_client<text:change-end text:change-id="ct6476673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5"><text:change-start text:change-id="ct60830704"/><office:annotation><dc:creator>Christian Jauvin</dc:creator><dc:date>2013-02-19T22:44:30</dc:date><text:p text:style-name="P10"><text:span text:style-name="T1">do row for item in items</text:span></text:p></office:annotation><text:change-end text:change-id="ct60830704"/><text:change-start text:change-id="ct564361728"/>item[0]<text:change-end text:change-id="ct564361728"/></text:p>
          </table:table-cell>
          <table:table-cell table:style-name="Table1.A2" office:value-type="string">
            <text:p text:style-name="P5"><text:change-start text:change-id="ct564442880"/>item[1]<text:change-end text:change-id="ct564442880"/></text:p>
          </table:table-cell>
          <table:table-cell table:style-name="Table1.A2" office:value-type="string">
            <text:p text:style-name="P6"><text:change-start text:change-id="ct564359616"/>item[2]<text:change-end text:change-id="ct564359616"/></text:p>
          </table:table-cell>
          <table:table-cell table:style-name="Table1.A2" office:value-type="string">
            <text:p text:style-name="P7"><text:change-start text:change-id="ct564335344"/>item[3]<text:change-end text:change-id="ct564335344"/></text:p>
          </table:table-cell>
          <table:table-cell table:style-name="Table1.A2" office:value-type="string">
            <text:p text:style-name="P7"><text:change-start text:change-id="ct564446912"/>item[4]<text:change-end text:change-id="ct564446912"/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4"/>
            </table:table-cell>
            <table:table-cell table:style-name="Table4.A1" office:value-type="string">
              <text:p text:style-name="P4"># caisses</text:p>
            </table:table-cell>
            <table:table-cell table:style-name="Table4.A1" office:value-type="string">
              <text:p text:style-name="P4"># bouteilles</text:p>
            </table:table-cell>
            <table:table-cell table:style-name="Table4.A1" office:value-type="string">
              <text:p text:style-name="P4">Total</text:p>
            </table:table-cell>
            <table:table-cell table:style-name="Table4.A1" office:value-type="string">
              <text:p text:style-name="P4">Sous-total</text:p>
            </table:table-cell>
            <table:table-cell table:style-name="Table4.A1" office:value-type="string">
              <text:p text:style-name="P4">TPS</text:p>
            </table:table-cell>
            <table:table-cell table:style-name="Table4.A1" office:value-type="string">
              <text:p text:style-name="P4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6"><text:change-start text:change-id="ct564441632"/>totals[0]<text:change-end text:change-id="ct564441632"/></text:p>
          </table:table-cell>
          <table:table-cell table:style-name="Table4.A1" office:value-type="string">
            <text:p text:style-name="P6"><text:change-start text:change-id="ct564441488"/>totals[1]<text:change-end text:change-id="ct564441488"/></text:p>
          </table:table-cell>
          <table:table-cell table:style-name="Table4.A1" office:value-type="string">
            <text:p text:style-name="P6"><text:change-start text:change-id="ct564446048"/>totals[2]<text:change-end text:change-id="ct564446048"/></text:p>
          </table:table-cell>
          <table:table-cell table:style-name="Table4.A1" office:value-type="string">
            <text:p text:style-name="P6"><text:change-start text:change-id="ct564446240"/>totals[3]<text:change-end text:change-id="ct564446240"/></text:p>
          </table:table-cell>
          <table:table-cell table:style-name="Table4.A1" office:value-type="string">
            <text:p text:style-name="P6"><text:change-start text:change-id="ct564443488"/>totals[4]<text:change-end text:change-id="ct564443488"/></text:p>
          </table:table-cell>
          <table:table-cell table:style-name="Table4.A1" office:value-type="string">
            <text:p text:style-name="P6"><text:change-start text:change-id="ct564443696"/>totals[5]<text:change-end text:change-id="ct5644436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19T22:42:56</meta:creation-date>
    <dc:date>2013-04-25T18:33:46</dc:date>
    <meta:editing-duration>PT2H16M47S</meta:editing-duration>
    <meta:editing-cycles>19</meta:editing-cycles>
    <meta:generator>LibreOffice/3.6$MacOSX_x86 LibreOffice_project/2ef5aff-a6fb0ff-166bdff-cf087ad-0f1389</meta:generator>
    <meta:document-statistic meta:table-count="2" meta:image-count="0" meta:object-count="0" meta:page-count="1" meta:paragraph-count="28" meta:word-count="45" meta:character-count="282" meta:non-whitespace-character-count="265"/>
  </office:meta>
</office:document-meta>
</file>